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00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3366" fo:border="0.06pt solid #000000"/>
    </style:style>
    <style:style style:name="ce6" style:family="table-cell" style:parent-style-name="Default">
      <style:table-cell-properties fo:background-color="#0047ff" fo:border="0.06pt solid #000000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EMAINE 1 :</text:p>
          </table:table-cell>
          <table:table-cell table:style-name="ce1"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Reflection base de données (tables / attributs / lien ) 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Création home page (index.html)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Interface utilisateur avec création des premiers bâtiments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SEMAINE 2 :</text:p>
          </table:table-cell>
          <table:table-cell table:style-name="ce1"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Création des routes entre bâtiments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Création usine avec envoi des habitants 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Accroissement population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Achat bâtiment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SEMAINE 3 :</text:p>
          </table:table-cell>
          <table:table-cell table:style-name="ce1"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Détruire bâtiments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Vendre bâtiments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Louer bâtiments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Usine revenu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SEMAINE 4 :</text:p>
          </table:table-cell>
          <table:table-cell table:style-name="ce1"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Impôt revenu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 calcext:value-type="string">
            <text:p>Gérer impô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érer budg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éliorer habita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MAINE 5 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nnexion base de donné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nommer vil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anger mot de pas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rveur 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MAINE 6 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nnexion multijoue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ssage intrajoue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Échange intraJoueur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égende :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2" office:value-type="string" calcext:value-type="string">
            <text:p>Difficulté normal :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Difficulté moyenne :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Difficulté Difficile :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Fini</text:p>
          </table:table-cell>
          <table:table-cell table:style-name="ce6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21:16:56.877834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</meta:initial-creator>
    <meta:creation-date>2016-05-14T18:13:26.304879842</meta:creation-date>
    <dc:date>2016-05-17T21:39:58.938478401</dc:date>
    <dc:creator>benjamin </dc:creator>
    <meta:editing-duration>PT5M52S</meta:editing-duration>
    <meta:editing-cycles>3</meta:editing-cycles>
    <meta:generator>LibreOffice/4.2.8.2$Linux_x86 LibreOffice_project/420m0$Build-2</meta:generator>
    <meta:document-statistic meta:table-count="1" meta:cell-count="33" meta:object-count="0"/>
  </office:meta>
</office:document-meta>
</file>